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 style:master-page-name="">
      <style:table-properties style:width="6.9792in" fo:margin-left="-0.0111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0.3924in"/>
    </style:style>
    <style:style style:name="Tabla1.B" style:family="table-column">
      <style:table-column-properties style:column-width="2.6688in"/>
    </style:style>
    <style:style style:name="Tabla1.C" style:family="table-column">
      <style:table-column-properties style:column-width="2.1875in"/>
    </style:style>
    <style:style style:name="Tabla1.D" style:family="table-column">
      <style:table-column-properties style:column-width="0.9375in"/>
    </style:style>
    <style:style style:name="Tabla1.E" style:family="table-column">
      <style:table-column-properties style:column-width="0.7931in"/>
    </style:style>
    <style:style style:name="Tabla1.1" style:family="table-row">
      <style:table-row-properties style:min-row-height="0.1285in" fo:background-color="transparent" fo:keep-together="auto">
        <style:background-image/>
      </style:table-row-properties>
    </style:style>
    <style:style style:name="Tabla1.A1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0486in" fo:padding-right="0.0486in" fo:padding-top="0in" fo:padding-bottom="0in" fo:border="0.5pt solid #000000" style:writing-mode="lr-tb"/>
    </style:style>
    <style:style style:name="Tabla1.2" style:family="table-row">
      <style:table-row-properties style:min-row-height="0.3465in" fo:keep-together="auto"/>
    </style:style>
    <style:style style:name="Tabla1.A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0.3465in" fo:keep-together="auto"/>
    </style:style>
    <style:style style:name="Tabla1.A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3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3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3465in" fo:keep-together="auto"/>
    </style:style>
    <style:style style:name="Tabla1.A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B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C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D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4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language="es" fo:country="AR" fo:font-weight="bold" officeooo:paragraph-rsid="00b9de8d" style:font-weight-asian="bold" style:font-name-complex="Arial"/>
    </style:style>
    <style:style style:name="P2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3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5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paragraph-rsid="00c21da0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0102in"/>
          <style:tab-stop style:position="0.0209in"/>
        </style:tab-stops>
      </style:paragraph-properties>
      <style:text-properties style:font-name="Times New Roman" officeooo:paragraph-rsid="00c21da0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c21da0" style:font-name-complex="Arial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0.0209in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language="es" fo:country="AR" fo:font-weight="bold" officeooo:paragraph-rsid="00c21da0" style:font-weight-asian="bold" style:font-name-complex="Arial"/>
    </style:style>
    <style:style style:name="P14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style:font-name="Times New Roman" fo:language="es" fo:country="AR" fo:font-weight="normal" officeooo:paragraph-rsid="00c21da0" style:font-weight-asian="normal" style:font-name-complex="Ari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es" fo:country="AR" fo:font-weight="bold" officeooo:paragraph-rsid="00bb7d9e" style:font-size-asian="14pt" style:font-weight-asian="bold" style:font-name-complex="Arial" style:font-size-complex="14pt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font-size="12pt" officeooo:paragraph-rsid="00d92fc3" style:font-size-asian="12pt" style:font-size-complex="12pt"/>
    </style:style>
    <style:style style:name="P17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28in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28in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47in" fo:language="es" fo:country="ES" style:text-underline-style="solid" style:text-underline-width="auto" style:text-underline-color="font-color" fo:font-weight="normal" officeooo:rsid="001f30e1" officeooo:paragraph-rsid="00d0b3a6" style:font-size-asian="8pt" style:language-asian="es" style:country-asian="ES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iberation Serif" fo:font-size="8pt" fo:letter-spacing="-0.0047in" fo:language="es" fo:country="ES" style:text-underline-style="solid" style:text-underline-width="auto" style:text-underline-color="font-color" fo:font-weight="normal" officeooo:rsid="001f30e1" officeooo:paragraph-rsid="00d3427c" style:font-size-asian="8pt" style:language-asian="es" style:country-asian="ES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Times New Roman" fo:font-size="12pt" fo:letter-spacing="-0.0047in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22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Times New Roman" fo:font-size="12pt" fo:letter-spacing="-0.0047in" fo:language="es" fo:country="AR" style:text-underline-style="solid" style:text-underline-width="auto" style:text-underline-color="font-color" fo:font-weight="normal" officeooo:rsid="001f30e1" officeooo:paragraph-rsid="00d0987b" style:font-size-asian="12pt" style:language-asian="es" style:country-asian="ES" style:font-weight-asian="normal" style:font-name-complex="Lucida Sans" style:font-size-complex="12pt" style:font-weight-complex="normal"/>
    </style:style>
    <style:style style:name="P23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Times New Roman" fo:font-size="12pt" fo:letter-spacing="-0.0047in" fo:language="es" fo:country="AR" style:text-underline-style="solid" style:text-underline-width="auto" style:text-underline-color="font-color" fo:font-weight="bold" officeooo:rsid="001f30e1" officeooo:paragraph-rsid="00d0987b" style:font-size-asian="12pt" style:language-asian="es" style:country-asian="ES" style:font-weight-asian="bold" style:font-name-complex="Lucida Sans" style:font-size-complex="12pt" style:font-weight-complex="bold"/>
    </style:style>
    <style:style style:name="P24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" fo:font-size="10pt" fo:letter-spacing="-0.0047in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5" style:family="paragraph" style:parent-style-name="Standard">
      <style:paragraph-properties fo:margin-left="0.1307in" fo:margin-right="0.0862in" fo:margin-top="0.0398in" fo:margin-bottom="0.0398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0% 100%" style:font-name="Liberation Serif" fo:font-size="10pt" fo:letter-spacing="-0.0028in" fo:language="es" fo:country="ES" style:text-underline-style="none" fo:font-weight="normal" officeooo:rsid="00dbe8ca" officeooo:paragraph-rsid="00dbe8ca" style:font-size-asian="10pt" style:language-asian="es" style:country-asian="ES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.1307in" fo:margin-right="0.0862in" fo:margin-top="0in" fo:margin-bottom="0in" style:contextual-spacing="false" fo:line-height="200%" fo:text-align="start" style:justify-single-word="false" fo:orphans="0" fo:widows="0" fo:text-indent="0in" style:auto-text-indent="false" style:text-autospace="none"/>
      <style:text-properties fo:color="#221f1f" loext:opacity="100%" style:text-position="0% 100%" style:font-name="Liberation Serif" fo:font-size="10pt" fo:letter-spacing="-0.0028in" fo:language="es" fo:country="ES" style:text-underline-style="solid" style:text-underline-width="auto" style:text-underline-color="font-color" fo:font-weight="normal" officeooo:rsid="00dbe8ca" officeooo:paragraph-rsid="00d3427c" style:font-size-asian="10pt" style:language-asian="es" style:country-asian="ES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0pt" fo:language="es" fo:country="ES" officeooo:rsid="00dbe8ca" officeooo:paragraph-rsid="00dbe8ca" style:font-size-asian="10pt" style:language-asian="es" style:country-asian="ES" style:font-name-complex="Arial" style:font-size-complex="10pt"/>
    </style:style>
    <style:style style:name="P28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Liberation Serif" fo:font-size="10pt" fo:language="es" fo:country="ES" officeooo:rsid="00dbe8ca" officeooo:paragraph-rsid="00dbe8ca" style:font-size-asian="10pt" style:language-asian="es" style:country-asian="ES" style:font-name-complex="Arial" style:font-size-complex="10pt"/>
    </style:style>
    <style:style style:name="T1" style:family="text">
      <style:text-properties fo:color="#221f1f" loext:opacity="100%" style:text-position="-5% 100%" fo:letter-spacing="-0.0047in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loext:opacity="100%" style:text-position="-5% 100%" fo:letter-spacing="-0.0028in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5" style:family="text">
      <style:text-properties fo:language="es" fo:country="AR" fo:font-weight="bold" style:font-weight-asian="bold" style:font-name-complex="Arial"/>
    </style:style>
    <style:style style:name="T6" style:family="text">
      <style:text-properties fo:language="es" fo:country="AR" style:font-name-complex="Arial1"/>
    </style:style>
    <style:style style:name="T7" style:family="text">
      <style:text-properties fo:language="es" fo:country="ES" style:font-name-complex="Arial"/>
    </style:style>
    <style:style style:name="T8" style:family="text">
      <style:text-properties officeooo:rsid="0086b82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86b826"/>
    </style:style>
    <style:style style:name="T11" style:family="text">
      <style:text-properties officeooo:rsid="00e0e2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1"/>
      <text:p text:style-name="P7"><text:span text:style-name="T4">Visto</text:span><text:span text:style-name="T5">:</text:span></text:p>
      <text:p text:style-name="P9"><text:tab/>Los pedidos de colaboración económica efectuados por diversas personas e instituciones según Expedientes adjuntos,</text:p>
      <text:p text:style-name="P13"/>
      <text:p text:style-name="P7"><text:span text:style-name="T4">Y considerando</text:span><text:span text:style-name="T5">:</text:span></text:p>
      <text:p text:style-name="P9"><text:tab/> <text:tab/>Que en reunión de labor parlamentaria se ha decidido dar curso favorable a las solicitudes </text:p>
      <text:p text:style-name="P14">El Concejo Municipal de Rosario</text:p>
      <text:p text:style-name="P1"/>
      <text:p text:style-name="P15">RESUELVE</text:p>
      <text:p text:style-name="P15"/>
      <text:p text:style-name="P8"><text:span text:style-name="T3">1º</text:span><text:span text:style-name="T5">.-</text:span><text:span text:style-name="T3"> Autorizar la entrega de subsidio de acuerdo a la reglamentación vigente a:</text:span></text:p>
      <text:p text:style-name="P22"><text:span text:style-name="T8">Cantidad:</text:span><text:span text:style-name="T10"> </text:span><text:span text:style-name="T9"><text:placeholder text:placeholder-type="text">&lt;len(objects)&gt;</text:placeholder></text:span>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5">NÚMERO DE EXPEDIENTE</text:p>
          </table:table-cell>
          <table:table-cell table:style-name="Tabla1.C1" office:value-type="string">
            <text:p text:style-name="P27"/>
          </table:table-cell>
          <table:table-cell table:style-name="Tabla1.D1" office:value-type="string">
            <text:p text:style-name="P28">DNI</text:p>
          </table:table-cell>
          <table:table-cell table:style-name="Tabla1.E1" office:value-type="string">
            <text:p text:style-name="P28">MONTO</text:p>
          </table:table-cell>
        </table:table-row>
        <table:table-row table:style-name="Tabla1.2">
          <table:table-cell table:style-name="Tabla1.A2" office:value-type="string">
            <text:p text:style-name="P18"><text:text-input text:description="&lt;for each=&quot;ticket in objects&quot;&gt;">For each line</text:text-input></text:p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4"/>
          </table:table-cell>
        </table:table-row>
        <table:table-row table:style-name="Tabla1.3">
          <table:table-cell table:style-name="Tabla1.A3" office:value-type="string">
            <text:p text:style-name="P24"/>
          </table:table-cell>
          <table:table-cell table:style-name="Tabla1.B3" office:value-type="string">
            <text:p text:style-name="P24"><text:placeholder text:placeholder-type="text">&lt;ticket.expedient_id.number&gt;</text:placeholder></text:p>
          </table:table-cell>
          <table:table-cell table:style-name="Tabla1.C3" office:value-type="string">
            <text:p text:style-name="P24"><text:placeholder text:placeholder-type="text">&lt;ticket.name&gt;</text:placeholder></text:p>
          </table:table-cell>
          <table:table-cell table:style-name="Tabla1.D3" office:value-type="string">
            <text:p text:style-name="P24"><text:placeholder text:placeholder-type="text">&lt;ticket.dni&gt;</text:placeholder></text:p>
          </table:table-cell>
          <table:table-cell table:style-name="Tabla1.E3" office:value-type="string">
            <text:p text:style-name="P24"><text:placeholder text:placeholder-type="text">&lt;ticket.amount&gt;</text:placeholder></text:p>
          </table:table-cell>
        </table:table-row>
        <table:table-row table:style-name="Tabla1.4">
          <table:table-cell table:style-name="Tabla1.A4" office:value-type="string">
            <text:p text:style-name="P20"><text:text-input text:description="&lt;/for&gt;">End For</text:text-input></text:p>
          </table:table-cell>
          <table:table-cell table:style-name="Tabla1.B4" office:value-type="string">
            <text:p text:style-name="P19"/>
          </table:table-cell>
          <table:table-cell table:style-name="Tabla1.C4" office:value-type="string">
            <text:p text:style-name="P5"/>
          </table:table-cell>
          <table:table-cell table:style-name="Tabla1.D4" office:value-type="string">
            <text:p text:style-name="P3"/>
          </table:table-cell>
          <table:table-cell table:style-name="Tabla1.E4" office:value-type="string">
            <text:p text:style-name="P4"/>
          </table:table-cell>
        </table:table-row>
      </table:table>
      <text:p text:style-name="P2"/>
      <text:p text:style-name="P11"/>
      <text:p text:style-name="P7"><text:span text:style-name="T7">2º</text:span><text:span text:style-name="T3">-</text:span><text:span text:style-name="T7"> </text:span><text:span text:style-name="T3">El gasto que demande el cumplimiento de la presente será imputado a la partida presupuestaría </text:span><text:soft-page-break/><text:span text:style-name="T3">correspondiente, en caso de ser insuficiente se autoriza a la <text:s/>Presidencia a producir las modificaciones presupuestarias necesarias para dar cumplimiento a la presente.</text:span></text:p>
      <text:p text:style-name="P10"/>
      <text:p text:style-name="P12">3º - Comuníquese.- <text:s text:c="66"/></text:p>
      <text:p text:style-name="P16"><text:span text:style-name="T3">Rosario, </text:span><text:span text:style-name="T1"><text:placeholder text:placeholder-type="text">&lt;formatLang(o.__last_update, date=True)&gt;</text:placeholder></text:span><text:span text:style-name="T2">.</text:span><text:span text:style-name="T6">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126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3-26T19:32:02</meta:creation-date>
    <dc:date>2023-10-09T13:51:39.410104183</dc:date>
    <meta:editing-duration>P2DT13H53M16S</meta:editing-duration>
    <meta:editing-cycles>179</meta:editing-cycles>
    <meta:generator>LibreOffice/7.3.7.2$Linux_X86_64 LibreOffice_project/30$Build-2</meta:generator>
    <dc:title>ir.actions.report.xml</dc:title>
    <meta:document-statistic meta:table-count="1" meta:image-count="0" meta:object-count="0" meta:page-count="2" meta:paragraph-count="20" meta:word-count="116" meta:character-count="894" meta:non-whitespace-character-count="72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